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rial" officeooo:rsid="0011d511" officeooo:paragraph-rsid="0011d511"/>
    </style:style>
    <style:style style:name="P2" style:family="paragraph" style:parent-style-name="Text_20_body">
      <style:paragraph-properties fo:text-align="start" style:justify-single-word="false"/>
      <style:text-properties style:font-name="Arial" officeooo:rsid="0011d511" officeooo:paragraph-rsid="0011d511"/>
    </style:style>
    <style:style style:name="P3" style:family="paragraph" style:parent-style-name="Text_20_body">
      <style:text-properties style:font-name="Arial" fo:font-weight="bold" officeooo:rsid="0011d511" officeooo:paragraph-rsid="0011d511" style:font-weight-asian="bold" style:font-weight-complex="bold"/>
    </style:style>
    <style:style style:name="P4" style:family="paragraph" style:parent-style-name="Title">
      <style:paragraph-properties fo:text-align="start" style:justify-single-word="false"/>
      <style:text-properties style:font-name="Arial" officeooo:rsid="0011d511" officeooo:paragraph-rsid="0011d511"/>
    </style:style>
    <style:style style:name="P5" style:family="paragraph" style:parent-style-name="Text_20_body">
      <style:text-properties style:font-name="Arial" officeooo:rsid="00177937" officeooo:paragraph-rsid="00177937"/>
    </style:style>
    <style:style style:name="P6" style:family="paragraph" style:parent-style-name="Text_20_body">
      <style:text-properties style:font-name="Arial" officeooo:rsid="0011d511" officeooo:paragraph-rsid="0011d511"/>
    </style:style>
    <style:style style:name="P7" style:family="paragraph" style:parent-style-name="Text_20_body">
      <style:text-properties style:font-name="Arial" officeooo:rsid="0019a5f7" officeooo:paragraph-rsid="0019a5f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1e8c"/>
    </style:style>
    <style:style style:name="T3" style:family="text">
      <style:text-properties officeooo:rsid="00177937"/>
    </style:style>
    <style:style style:name="T4" style:family="text">
      <style:text-properties officeooo:rsid="0018e7fe"/>
    </style:style>
    <style:style style:name="T5" style:family="text">
      <style:text-properties officeooo:rsid="0019a5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øtereferat</text:p>
      <text:p text:style-name="P2"/>
      <text:p text:style-name="P1"><text:span text:style-name="T1">Når:</text:span> <text:span text:style-name="T3">13</text:span>.01.14 kl 1<text:span text:style-name="T4">4</text:span>.00</text:p>
      <text:p text:style-name="P1"><text:span text:style-name="T1">Hvem:</text:span> <text:span text:style-name="T2">Mikael, Kristoffer, Kristian og Morten, Einar (veileder)</text:span></text:p>
      <text:p text:style-name="P1"><text:span text:style-name="T1">Hvor:</text:span> <text:span text:style-name="T3">Høgskolen i Østfold (Remmen)</text:span></text:p>
      <text:p text:style-name="P3">Hva:</text:p>
      <text:p text:style-name="P1"/>
      <text:p text:style-name="P5">Vårt første møte med veileder Einar <text:span text:style-name="T4">Krogh</text:span>:</text:p>
      <text:p text:style-name="P1"/>
      <text:p text:style-name="P5">Møter med veileder annenhver mandag kl 1400. Neste møte blir da 27.01.14.</text:p>
      <text:p text:style-name="P1"/>
      <text:p text:style-name="P5">Timeslogg er ikke veldig viktig, men å føre en generell arbeidslogg på hvem som har gjort hva kan være lurt.</text:p>
      <text:p text:style-name="P1"/>
      <text:p text:style-name="P5">Veileder har tatt med <text:span text:style-name="T4">fire</text:span> rapporter fra tidligere oppgaver. <text:span text:style-name="T4">Gruppen brukte litt tid på å se gjennom disse, og fikk litt større innblikk av hvordan rapporten skulle gjøres.</text:span></text:p>
      <text:p text:style-name="P1"/>
      <text:p text:style-name="P5">Så litt på en gruppekontrakt veileder hadde tatt med seg. Merk: Vi underskrev ikke kontrakten, da vi regner med at dette skal gå bra. Erfaringer fra veileder viste også til at det som oftest går bra.</text:p>
      <text:p text:style-name="P5"/>
      <text:p text:style-name="P5"><text:span text:style-name="T5">Må finne ut av hvordan</text:span> vi <text:span text:style-name="T5">skal</text:span> gjøre det med «arbeidsleder».</text:p>
      <text:p text:style-name="P5"/>
      <text:p text:style-name="P7">Veileder ville brukt Word til å skrive rapporten, men det er opp til oss å finne det som funker best for oss.</text:p>
      <text:p text:style-name="P1"/>
      <text:p text:style-name="P3">Skrevet av</text:p>
      <text:p text:style-name="P1">Mikael Grimsta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8T19:47:19.581000000</meta:creation-date>
    <dc:date>2014-01-13T14:37:09.331000000</dc:date>
    <meta:editing-duration>PT23M38S</meta:editing-duration>
    <meta:editing-cycles>7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14" meta:word-count="159" meta:character-count="921" meta:non-whitespace-character-count="776"/>
  </office:meta>
</office:document-meta>
</file>